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Mono" svg:font-family="RobotoMono"/>
  </office:font-face-decls>
  <office:automatic-styles>
    <style:style style:name="P1" style:family="paragraph" style:parent-style-name="Heading_20_1" style:master-page-name="HTML">
      <style:paragraph-properties style:page-number="auto"/>
      <style:text-properties officeooo:paragraph-rsid="000415a6"/>
    </style:style>
    <style:style style:name="P2" style:family="paragraph" style:parent-style-name="Preformatted_20_Text">
      <style:text-properties style:font-name="Liberation Mono"/>
    </style:style>
    <style:style style:name="P3" style:family="paragraph" style:parent-style-name="Text_20_body">
      <style:text-properties officeooo:paragraph-rsid="000415a6"/>
    </style:style>
    <style:style style:name="T1" style:family="text">
      <style:text-properties officeooo:rsid="000415a6"/>
    </style:style>
    <style:style style:name="T2" style:family="text">
      <style:text-properties fo:font-weight="bold" officeooo:rsid="000415a6" style:font-weight-asian="bold" style:font-weight-complex="bold"/>
    </style:style>
    <style:style style:name="T3" style:family="text">
      <style:text-properties fo:font-weight="normal" officeooo:rsid="000415a6" style:font-weight-asian="normal" style:font-weight-complex="normal"/>
    </style:style>
    <style:style style:name="T4" style:family="text">
      <style:text-properties style:font-name="Liberation Mono"/>
    </style:style>
    <style:style style:name="T5" style:family="text">
      <style:text-properties style:font-name="Liberation Mono"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te to reviewers</text:h>
      <text:p text:style-name="P3">This document is provided on an “if you are interested” basis, as some reviewers may find the brevity of the abstract annoying. <text:span text:style-name="T1">This document </text:span><text:span text:style-name="T2">not</text:span><text:span text:style-name="T3"> the same as the abstract provided in ConfTool itself. Nor is it a full paper, ready to be submitted to jTEI. It is somewhere in between, sort of an “extended abstract”.</text:span></text:p>
      <text:p text:style-name="P3"><text:span text:style-name="T3"/></text:p>
      <text:h text:style-name="Heading_20_1" text:outline-level="1">ODD ODDities: some problems with the ODD language unearthed by an attempt to write a processor</text:h>
      <text:h text:style-name="Heading_20_2" text:outline-level="2">Introduction</text:h>
      <text:p text:style-name="Text_20_body">[A mildly modified copy of <text:a xlink:type="simple" xlink:href="https://github.com/TEIC/atop/blob/2cc0f05fcaba3816c67835c9b4190f281953b079/Documentation/papers/TEI_2022_Newcastle.xml#L145" text:style-name="Internet_20_link" text:visited-style-name="Visited_20_Internet_20_Link">atop/Documentation/papers/TEI_2022_Newcastle.xml#rev</text:a>, including the figure, goes here.]</text:p>
      <text:h text:style-name="Heading_20_2" text:outline-level="2">Individual Issues</text:h>
      <text:p text:style-name="P3">Not surprisingly, in the course of attempting to write an ODD processor, the ATOP Task Force has come across several areas where the ODD language is underspecified or at times even appears self-contradictory. Here we describe several of these issues in detail, and in some cases provide recommended solutions.</text:p>
      <text:h text:style-name="Heading_20_3" text:outline-level="3">Schematron contexts</text:h>
      <text:p text:style-name="P3">The Schematron assertion language works by allowing the schema writer to express a constraint in the form of two XPaths: In the context of XPath #1, test XPath #2; if it is false give me a warning or error (or, conversely, if it is true give me a report). The first XPath is referred to as the <text:span text:style-name="Emphasis">context</text:span>, the second as the <text:span text:style-name="Emphasis">test</text:span>. When writing a separate stand-alone schema, the schema writer simply expresses both XPaths explicitly. For example, the following portion of a Schematron schema (adapted from [1]) says “in the context of every &lt;g&gt; element that has a @ref attribute, ask the question ‘is the element this @ref points to a &lt;char&gt; or a &lt;glyph&gt;?’, and if it is not, issue a message”.</text:p>
      <text:p text:style-name="Preformatted_20_Text"><text:span text:style-name="Source_20_Text"><text:span text:style-name="T5">..&lt;sch:rule context="tei:g[@ref][starts-with(@ref, '#')]"&gt;</text:span></text:span><text:span text:style-name="T5"><text:line-break/> <text:s text:c="2"/></text:span><text:span text:style-name="Source_20_Text"><text:span text:style-name="T5"><text:s/>&lt;sch:let name="ref" value="substring( normalize-space(.), 2 )"/&gt;</text:span></text:span><text:span text:style-name="T5"><text:line-break/> <text:s text:c="2"/></text:span><text:span text:style-name="Source_20_Text"><text:span text:style-name="T5"><text:s/>&lt;sch:assert test="id( $ref )/self::tei:char | id( $ref )/self::tei:glyph"&gt;</text:span></text:span><text:span text:style-name="T5"><text:line-break/> <text:s text:c="4"/></text:span><text:span text:style-name="Source_20_Text"><text:span text:style-name="T5"><text:s/>The ref= of 'g' is supposed to point to a 'char' or 'glyph'; this one ("&lt;sch:value-of select="."/&gt;") points to a '&lt;sch:value-of select="local-name( id( $ref ) )"/&gt;'.</text:span></text:span><text:span text:style-name="T5"><text:line-break/> <text:s text:c="2"/></text:span><text:span text:style-name="Source_20_Text"><text:span text:style-name="T5"><text:s/>&lt;/sch:assert&gt;</text:span></text:span><text:span text:style-name="T5"><text:line-break/> </text:span><text:span text:style-name="Source_20_Text"><text:span text:style-name="T5"><text:s/>&lt;/sch:rule&gt;</text:span></text:span></text:p>
      <text:p text:style-name="P3">In an ODD, though, it is not always necessary to express the context explicitly; in some cases the context is implied by the location of the Schematron rule within the ODD file. For example, the following Schematron snippet (adapted from "targetorcontent1" in the Guidelines) does not have an explicit context:</text:p>
      <text:p text:style-name="Preformatted_20_Text"><text:span text:style-name="Source_20_Text"><text:span text:style-name="T4"><text:s text:c="2"/>&lt;sch:report test="@target and * "&gt;<text:line-break/>...If the @target attribute on relatedItem is used, the<text:line-break/>…. relatedItem element must be empty<text:line-break/></text:span></text:span><text:soft-page-break/><text:span text:style-name="Source_20_Text"><text:span text:style-name="T4"> <text:s/>&lt;/sch:report&gt;</text:span></text:span></text:p>
      <text:p text:style-name="P2"/>
      <text:p text:style-name="Text_20_body">This particular snippet of Schematron occurs inside a &lt;constraintSpec&gt; that is itself a child of the &lt;elementSpec&gt; that defines the &lt;relatedItem&gt; element. Thus it is pretty clear that the intended context is the &lt;relatedItem&gt; element. But the Guidelines do not actually <text:span text:style-name="Emphasis">say</text:span> that. More importantly, the Guidelines do not say what the context should be when the &lt;constraintSpec&gt; occurs in a less obvious place, e.g. a &lt;classSpec&gt;, a &lt;dataSpec&gt;, or a &lt;macroSpec&gt;; or even worse, a &lt;head&gt;, a &lt;provenance&gt;, or an &lt;epilogue&gt;.<text:line-break/>An argument could be made that TEI should require that the context always be explicitly specified. However, having an explicit context increases the likelihood of error when a constraint specification is copied-and-pasted or the name of an element or attribute is changed.<text:line-break/>Another possible solution would be for TEI to require the context be explicitly specified except for those cases in which it is reasonable to expect a processor to figure out the context. However, there is no general agreement as to what those cases are. Certainly it seems easy when a &lt;constraintSpec&gt; is a child of &lt;schemaSpec&gt;, &lt;elementSpec&gt;, or &lt;attDef&gt;; and it seems all but impossible when a &lt;constraintSpec&gt; is a child of a &lt;head&gt;, a &lt;provenance&gt;, or an &lt;epilogue&gt;. But it is not entirely clear whether a context could be inferred when a &lt;constraintSpec&gt; is a child of a model class, an attribute class, a data specification, or a macro specification.<text:line-break/>[1] <text:a xlink:type="simple" xlink:href="https://www.wwp-test.neu.edu/research/publications/documentation/other/checking_pointers_in_ODD.html#eg04" text:style-name="Internet_20_link" text:visited-style-name="Visited_20_Internet_20_Link">https://www.wwp-test.neu.edu/research/publications/documentation/other/checking_pointers_in_ODD.html#eg04</text:a></text:p>
      <text:h text:style-name="Heading_20_3" text:outline-level="3">@generate and @expand of classes</text:h>
      <text:p text:style-name="Text_20_body">In TEI a model class is, in essence, a collection of elements that declare themselves to be members of said class. For example, the elements &lt;biblScope&gt;, &lt;distributor&gt;, &lt;pubPlace&gt;, and &lt;publisher&gt; are members of the class model.imprintPart. Features about the class (e.g., a gloss of its name, its description, any special constraints associated with it, and pointers to sections of prose discussing it in detail) are specified using the &lt;classSpec&gt; element. <text:line-break/>The &lt;classSpec&gt; element has a @generate attribute with which the ODD writer can control which patterns of the class members should be generated in the output schema. (The Guidelines make no mention of what it means to use @generate on the specification of an attribute class.) For example, if the model.imprintPart class were specified with a @generate of "alternation sequenceOptional", the patterns <text:line-break/><text:span text:style-name="Source_20_Text"><text:span text:style-name="T5">model.imprintPart_alternation = publisher | biblScope | pubPlace | distributor</text:span></text:span><text:span text:style-name="T5"><text:line-break/></text:span>and<text:line-break/><text:span text:style-name="Source_20_Text"><text:span text:style-name="T5">model.imprintPart_sequenceOptional = publisher?, biblScope?, pubPlace?, distributor?</text:span></text:span><text:line-break/>would be generated. (The first requires that one and only one of the four member elements be present; the second allows each of the four member elements to be present (one occurrence) or absent, but those that are present must be in the specified order.)<text:line-break/>Correspondingly, the &lt;classRef&gt; element is used to refer to a class, in particular to refer to a model class from within a content model. The &lt;classRef&gt; element has an @expand attribute which can be used to indicate which of the possible patterns for a class is referred to. But what happens if the value of @expand refers to to a pattern that was not generated by the @generate attribute of the &lt;classSpec&gt;? Furthermore, the Guidelines make no mention of what @expand means if specified on a reference to an attribute class, nor what it means to refer to an attribute class from a content model, or to use a @minOccurs or @maxOccurs that is greater than 1 on a reference to an attribute class.<text:line-break/>For those latter problems, we believe the TEI Guidelines should explicitly forbid any reference to an attribute class inside a content model, or to have either a @minOccurs, a @maxOccurs, or an @expand attribute. For the problem of an @expand that refers to a pattern that was not listed on the @generate of the specification <text:soft-page-break/>of the class referred to we are less sure as to what the solution should be. However, we are leaning towards suggesting that the @generate attribute be removed from the TEI, and that ODD processors simply be allowed to generate any of the 5 patterns for any model class.</text:p>
      <text:h text:style-name="Heading_20_3" text:outline-level="3">duplicate attributes</text:h>
      <text:p text:style-name="P3">Nothing in the ODD language prevents an ODD writer from attempting to generate 2 different attributes with the same attribute name on the same element (even though XML does not allow this). E.g., consider the following element specification.</text:p>
      <text:p text:style-name="Preformatted_20_Text">&lt;elementSpec ident="blort" mode="add" ns="<text:a xlink:type="simple" xlink:href="http://www.example.edu/duck" text:style-name="Internet_20_link" text:visited-style-name="Visited_20_Internet_20_Link">http://www.example.edu/duck</text:a>"&gt;<text:line-break/> <text:s/>&lt;classes mode="replace"&gt;<text:line-break/> <text:s text:c="3"/>&lt;memberOf key="model.common"/&gt;<text:line-break/> <text:s text:c="3"/>&lt;memberOf key="att.global"/&gt;<text:line-break/> <text:s/>&lt;/classes&gt;<text:line-break/> <text:s/>&lt;content&gt;<text:line-break/> <text:s text:c="3"/>&lt;empty/&gt;<text:line-break/> <text:s/>&lt;/content&gt;<text:line-break/> <text:s/>&lt;attList&gt;<text:line-break/> <text:s text:c="3"/>&lt;attDef ident="count"&gt;<text:line-break/> <text:s text:c="5"/>&lt;altIdent&gt;number&lt;/altIdent&gt;<text:line-break/> <text:s text:c="5"/>&lt;datatype&gt;<text:line-break/> <text:s text:c="7"/>&lt;dataRef key="teidata.count"/&gt;<text:line-break/> <text:s text:c="5"/>&lt;/datatype&gt;<text:line-break/> <text:s text:c="3"/>&lt;/attDef&gt;<text:line-break/> <text:s text:c="3"/>&lt;attDef ident="quantity"&gt;<text:line-break/> <text:s text:c="5"/>&lt;altIdent&gt;number&lt;/altIdent&gt;<text:line-break/> <text:s text:c="5"/>&lt;datatype&gt;<text:line-break/> <text:s text:c="7"/>&lt;dataRef key="teidata.count"/&gt;<text:line-break/> <text:s text:c="5"/>&lt;/datatype&gt;<text:line-break/> <text:s text:c="3"/>&lt;/attDef&gt;<text:line-break/> <text:s/>&lt;/attList&gt;<text:line-break/>&lt;/elementSpec&gt;</text:p>
      <text:p text:style-name="Preformatted_20_Text"/>
      <text:p text:style-name="P3">Current ODD processors reading this will attempt to define an element that has 2 @number attributes:</text:p>
      <text:p text:style-name="Preformatted_20_Text"><text:span text:style-name="Source_20_Text"><text:span text:style-name="T4"><text:s text:c="2"/>element blort {<text:line-break/> <text:s text:c="3"/>text,<text:line-break/> <text:s text:c="3"/>att.global.attributes,<text:line-break/> <text:s text:c="3"/>attribute number { xsd:nonNegativeInteger }?,<text:line-break/> <text:s text:c="3"/>attribute number { xsd:nonNegativeInteger }?,<text:line-break/> <text:s text:c="3"/>empty<text:line-break/> <text:s/>}</text:span></text:span></text:p>
      <text:p text:style-name="Preformatted_20_Text"><text:span text:style-name="Source_20_Text"><text:span text:style-name="T4"/></text:span></text:p>
      <text:p text:style-name="P3">This is invalid RELAX NG because an element cannot have two attributes with the same name in XML. The ODD schema should forbid this, and ODD processors should be instructed to flag it as an error.</text:p>
      <text:h text:style-name="Heading_20_3" text:outline-level="3">Schematron query language binding</text:h>
      <text:p text:style-name="Text_20_body">ODD provides no mechanism for an ODD writer to specify the query language binding, allowing the Schematron author to specify that the rule should be processed using (for example) <text:span text:style-name="Strong_20_Emphasis">xslt2</text:span>, <text:span text:style-name="Strong_20_Emphasis">xslt3</text:span>, <text:span text:style-name="Strong_20_Emphasis">xpath</text:span>, <text:span text:style-name="Strong_20_Emphasis">xpath2</text:span>, <text:span text:style-name="Strong_20_Emphasis">xpath3</text:span>, and so on. Currently the binding is generated by the software that processes the ODD. We think this is inappropriate, the ODD should specify the query language binding. We have recommended (on the ticket: <text:a xlink:type="simple" xlink:href="https://github.com/TEIC/TEI/issues/2330" text:style-name="Internet_20_link" text:visited-style-name="Visited_20_Internet_20_Link">https://github.com/TEIC/TEI/issues/2330</text:a>) a new &lt;constraintDecl&gt; element that would, among other things, allow for the query language binding to be specified.</text:p>
      <text:h text:style-name="Heading_20_3" text:outline-level="3"><text:soft-page-break/>tagdoc elements allowed most anywhere</text:h>
      <text:p text:style-name="Text_20_body">Currently the model.oddDecl class is a member of the model.inter class, meaning that, e.g., a &lt;classSpec&gt; can go inside a &lt;rdg&gt;, a &lt;head&gt;, or an &lt;orig&gt;. Furthermore, ODD elements are members of att.global, and thus have attributes that make no sense (like @next, @prev, @exclude, and @style). Either the Guidelines should define what these combinations mean, or they should not be permitted. Several people involved with the ODD language have suggested these combinations should not be permitted. However, it turns out that some of these combinations are actually used in the source to P5 itself. There are over 150 occurrences of various  members of model.oddDecl as a direct child of &lt;div&gt;, and over 15 as a direct child of &lt;p&gt;. See <text:a xlink:type="simple" xlink:href="https://github.com/TEIC/TEI/issues/2306" text:style-name="Internet_20_link" text:visited-style-name="Visited_20_Internet_20_Link">https://github.com/TEIC/TEI/issues/2306</text:a>, </text:p>
      <text:h text:style-name="Heading_20_3" text:outline-level="3">@require vs @except</text:h>
      <text:p text:style-name="Text_20_body">The &lt;anyElement&gt; attribute has two attributes for controlling which elements may be represented: @require and @except. Either or both may be used; either may have 1 or more namespace URIs in its value (@except also allows QNames of elements). But the Guidelines make no mention of what a processor is to do if the same namespace URI is on both @except and @require.</text:p>
      <text:h text:style-name="Heading_20_3" text:outline-level="3">&lt;interleave&gt; (or &lt;bag&gt; or &lt;verschachteln&gt;?)</text:h>
      <text:p text:style-name="Text_20_body">To express “all of these elements should be present, but order is unimportant” in a content model, an ODD writer needs to use &lt;sequence preserveOrder="false"&gt;. This is, at best, a counterintuitive way to do this, and various suggestions have been made to replace this mechanism with a specific element, which we might call &lt;interleave&gt; (following RELAX NG), &lt;bag&gt;, or something similar. See <text:a xlink:type="simple" xlink:href="https://github.com/TEIC/TEI/issues/2154" text:style-name="Internet_20_link" text:visited-style-name="Visited_20_Internet_20_Link">https://github.com/TEIC/TEI/issues/2154</text:a>.</text:p>
      <text:p text:style-name="Text_20_body"/>
      <text:section text:style-name="Sect1" text:name="comments">
        <text:p text:style-name="Text_20_body"/>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Mono" svg:font-family="Roboto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402in" fo:margin-bottom="0.1402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1in" fo:margin-bottom="0.1201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RobotoMono" fo:font-family="RobotoMono" style:font-name-asian="RobotoMono" style:font-family-asian="RobotoMono" style:font-name-complex="RobotoMono" style:font-family-complex="Roboto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i_atop_2023_paderborn_paper</dc:title>
    <meta:initial-creator>Etherpad</meta:initial-creator>
    <meta:generator>LibreOffice/7.4.6.2$Linux_X86_64 LibreOffice_project/40$Build-2</meta:generator>
    <dc:date>2023-04-29T19:48:11.728538238</dc:date>
    <meta:editing-duration>PT23M40S</meta:editing-duration>
    <meta:editing-cycles>1</meta:editing-cycles>
    <meta:document-statistic meta:table-count="0" meta:image-count="0" meta:object-count="0" meta:page-count="4" meta:paragraph-count="29" meta:word-count="1538" meta:character-count="10184" meta:non-whitespace-character-count="8531"/>
    <meta:user-defined meta:name=""/>
  </office:meta>
</office:document-meta>
</file>